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class="text"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clear" style:family="graphic">
      <style:graphic-properties draw:stroke="none" draw:fill="none" draw:shadow="hidden" style:run-through="background" style:vertical-pos="from-top" style:vertical-rel="paragraph" style:horizontal-pos="from-left" style:horizontal-rel="paragraph" draw:wrap-influence-on-position="once-concurrent" style:flow-with-text="false"/>
    </style:style>
    <style:style style:name="NLIDS-TableTitle" style:family="paragraph" style:parent-style-name="IDS-TableTitle">
      <style:paragraph-properties fo:break-before="page"/>
    </style:style>
    <style:style style:name="XIDS-TableTitle" style:family="paragraph">
      <style:paragraph-properties fo:text-align="start" style:font-name="Arial" fo:font-size="12.00pt" style:font-size-asian="12.00pt" fo:color="#000000" fo:font-weight="bold" fo:font-style="italic" fo:text-indent="0.00cm" fo:margin-right="0.00cm" fo:margin-left="0.00cm" fo:margin-top="0.00cm" fo:margin-bottom="0.212cm"/>
    </style:style>
    <style:style style:name="FIDS-TableTitle" style:family="text">
      <style:text-properties fo:text-align="start" style:font-name="Arial" fo:color="#000000" fo:font-weight="bold" fo:font-style="italic" fo:font-size="12.00pt" style:font-size-asian="12.00pt"/>
    </style:style>
    <style:style style:name="NLIDS-Spouse" style:family="paragraph" style:parent-style-name="IDS-Spouse">
      <style:paragraph-properties fo:break-before="page"/>
    </style:style>
    <style:style style:name="XIDS-Spouse" style:family="paragraph">
      <style:paragraph-properties fo:text-align="start" style:font-name="Arial" fo:font-size="12.00pt" style:font-size-asian="12.00pt" fo:color="#000000" fo:font-weight="bold" fo:text-indent="0.00cm" fo:margin-right="0.00cm" fo:margin-left="0.00cm" fo:margin-top="0.00cm" fo:margin-bottom="0.212cm"/>
    </style:style>
    <style:style style:name="FIDS-Spouse" style:family="text">
      <style:text-properties fo:text-align="start" style:font-name="Arial" fo:color="#000000" fo:font-weight="bold" fo:font-size="12.00pt" style:font-size-asian="12.00pt"/>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00cm" fo:margin-bottom="0.212cm"/>
    </style:style>
    <style:style style:name="FEndnotes-Source"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00cm" fo:margin-right="0.00cm" fo:margin-left="1.50cm" fo:margin-top="0.00cm" fo:margin-bottom="0.212cm"/>
    </style:style>
    <style:style style:name="FEndnotes-Ref" style:family="text">
      <style:text-properties fo:text-align="start" style:font-name="Times New Roman" fo:color="#000000" fo:font-size="12.00pt" style:font-size-asian="12.00pt"/>
    </style:style>
    <style:style style:name="NLIDS-Title" style:family="paragraph" style:parent-style-name="IDS-Title">
      <style:paragraph-properties fo:break-before="page"/>
    </style:style>
    <style:style style:name="XIDS-Title" style:family="paragraph">
      <style:paragraph-properties fo:text-align="center" style:justify-single-word="false" style:font-name="Arial" fo:font-size="16.00pt" style:font-size-asian="16.00pt" fo:color="#000000" fo:font-weight="bold" fo:text-indent="0.00cm" fo:margin-right="0.00cm" fo:margin-left="0.00cm" fo:margin-top="0.00cm" fo:margin-bottom="0.212cm"/>
    </style:style>
    <style:style style:name="FIDS-Title" style:family="text">
      <style:text-properties fo:text-align="center" style:justify-single-word="false" style:font-name="Arial" fo:color="#000000" fo:font-weight="bold" fo:font-size="16.00pt" style:font-size-asian="16.00pt"/>
    </style:style>
    <style:style style:name="NLIDS-Normal" style:family="paragraph" style:parent-style-name="IDS-Normal">
      <style:paragraph-properties fo:break-before="page"/>
    </style:style>
    <style:style style:name="XIDS-Normal" style:family="paragraph">
      <style:paragraph-properties fo:text-align="start" style:font-name="Times New Roman" fo:font-size="12.00pt" style:font-size-asian="12.00pt" fo:color="#000000" fo:text-indent="0.00cm" fo:margin-right="0.00cm" fo:margin-left="0.00cm" fo:margin-top="0.00cm" fo:margin-bottom="0.212cm"/>
    </style:style>
    <style:style style:name="FIDS-Normal" style:family="text">
      <style:text-properties fo:text-align="start" style:font-name="Times New Roman" fo:color="#000000" fo:font-size="12.00pt" style:font-size-asian="12.00pt"/>
    </style:style>
    <style:style style:name="NLEndnotes-Header" style:family="paragraph" style:parent-style-name="Endnotes-Header">
      <style:paragraph-properties fo:break-before="page"/>
    </style:style>
    <style:style style:name="XEndnotes-Header" style:family="paragraph">
      <style:paragraph-properties fo:keep-with-next="true" fo:text-align="start" style:font-name="Arial" fo:font-size="14.00pt" style:font-size-asian="14.00pt" fo:color="#000000" fo:font-style="italic" fo:text-indent="0.00cm" fo:margin-right="0.00cm" fo:margin-left="0.00cm" fo:margin-top="0.00cm" fo:margin-bottom="0.212cm"/>
    </style:style>
    <style:style style:name="FEndnotes-Header" style:family="text">
      <style:text-properties fo:text-align="start" style:font-name="Arial" fo:color="#000000" fo:font-style="italic" fo:font-size="14.00pt" style:font-size-asian="14.00pt"/>
    </style:style>
    <style:style style:name="IDS-IndTable" style:family="table-properties">
      <style:table-properties-properties style:width="16.51cm"/>
    </style:style>
    <style:style style:name="IDS-IndTable.A" style:family="table-column">
      <style:table-column-properties style:column-width="3.3020cm"/>
    </style:style>
    <style:style style:name="IDS-IndTable.B" style:family="table-column">
      <style:table-column-properties style:column-width="13.2080cm"/>
    </style:style>
    <style:style style:name="IDS-ParentsTable" style:family="table-properties">
      <style:table-properties-properties style:width="16.51cm"/>
    </style:style>
    <style:style style:name="IDS-ParentsTable.A" style:family="table-column">
      <style:table-column-properties style:column-width="8.2550cm"/>
    </style:style>
    <style:style style:name="IDS-ParentsTable.B" style:family="table-column">
      <style:table-column-properties style:column-width="8.2550cm"/>
    </style:style>
    <style:style style:name="IDS-NormalCell" style:family="table-cell">
      <style:table-cell-properties fo:padding="0.00cm" fo:border-top="none" fo:border-bottom="none" fo:border-left="none" fo:border-right="none"/>
    </style:style>
    <style:style style:name="IDS-TableHead" style:family="table-cell">
      <style:table-cell-properties fo:padding="0.00cm" fo:border-top="0.002cm solid #000000" fo:border-bottom="0.002cm solid #000000" fo:border-left="none" fo:border-right="none"/>
    </style:style>
    <style:style style:name="IDS-ListCell" style:family="table-cell">
      <style:table-cell-properties fo:padding="0.00cm" fo:border-top="none" fo:border-bottom="none" fo:border-left="none" fo:border-right="none"/>
    </style:style>
    <style:style style:name="Tbold" style:family="text">
      <style:text-properties fo:font-weight="bold"/>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p text:style-name="IDS-Title"><text:toc-mark text:string-value="Summary of SUMMITT, Christina" text:outline-level="1"/>Summary of SUMMITT, Christina</text:p>
      <text:p text:style-name="IDS-Normal"/>
      <table:table table:name="one" table:style-name="IDS-IndTable">
        <table:table-column table:style-name="IDS-IndTable.A"/>
        <table:table-column table:style-name="IDS-IndTable.B"/>
        <table:table-row>
          <table:table-cell table:style-name="IDS-NormalCell" table:value-type="string">
            <text:p text:style-name="IDS-Normal">Name:</text:p>
          </table:table-cell>
          <table:table-cell table:style-name="IDS-NormalCell" table:value-type="string">
            <text:p text:style-name="IDS-Normal"><text:alphabetical-index-mark text:string-value="SUMMITT, Christina (about 1796 - about 1831)"/>SUMMITT, Christina</text:p>
          </table:table-cell>
        </table:table-row>
        <table:table-row>
          <table:table-cell table:style-name="IDS-NormalCell" table:value-type="string">
            <text:p text:style-name="IDS-Normal">Gender:</text:p>
          </table:table-cell>
          <table:table-cell table:style-name="IDS-NormalCell" table:value-type="string">
            <text:p text:style-name="IDS-Normal">Female</text:p>
          </table:table-cell>
        </table:table-row>
        <table:table-row>
          <table:table-cell table:style-name="IDS-NormalCell" table:value-type="string">
            <text:p text:style-name="IDS-Normal">Father:</text:p>
          </table:table-cell>
          <table:table-cell table:style-name="IDS-NormalCell" table:value-type="string">
            <text:p text:style-name="IDS-Normal"><text:alphabetical-index-mark text:string-value="SUMMITT, George (about 1765 - 1838-05-03)"/>SUMMITT, George</text:p>
          </table:table-cell>
        </table:table-row>
        <table:table-row>
          <table:table-cell table:style-name="IDS-NormalCell" table:value-type="string">
            <text:p text:style-name="IDS-Normal">Mother:</text:p>
          </table:table-cell>
          <table:table-cell table:style-name="IDS-NormalCell" table:value-type="string">
            <text:p text:style-name="IDS-Normal"><text:alphabetical-index-mark text:string-value="GRAHAM, Rosannah (about 1766 - about 1860)"/>GRAHAM, Rosannah</text:p>
          </table:table-cell>
        </table:table-row>
      </table:table>
      <text:p text:style-name="IDS-Normal"/>
      <table:table table:name="two" table:style-name="IDS-IndTable">
        <table:table-column table:style-name="IDS-IndTable.A"/>
        <table:table-column table:style-name="IDS-IndTable.B"/>
        <table:table-row>
          <table:table-cell table:style-name="IDS-TableHead" table:value-type="string" table:number-columns-spanned="2">
            <text:p text:style-name="IDS-TableTitle">Individual Facts</text:p>
          </table:table-cell>
        </table:table-row>
        <table:table-row>
          <table:table-cell table:style-name="IDS-NormalCell" table:value-type="string">
            <text:p text:style-name="IDS-Normal">Birth</text:p>
          </table:table-cell>
          <table:table-cell table:style-name="IDS-NormalCell" table:value-type="string">
            <text:p text:style-name="IDS-Normal">about 1796. </text:p>
          </table:table-cell>
        </table:table-row>
        <table:table-row>
          <table:table-cell table:style-name="IDS-NormalCell" table:value-type="string">
            <text:p text:style-name="IDS-Normal">Death</text:p>
          </table:table-cell>
          <table:table-cell table:style-name="IDS-NormalCell" table:value-type="string">
            <text:p text:style-name="IDS-Normal">about 1831 in Callaway County, Missouri. </text:p>
          </table:table-cell>
        </table:table-row>
        <table:table-row>
          <table:table-cell table:style-name="IDS-NormalCell" table:value-type="string">
            <text:p text:style-name="IDS-Normal">Burial</text:p>
          </table:table-cell>
          <table:table-cell table:style-name="IDS-NormalCell" table:value-type="string">
            <text:p text:style-name="IDS-Normal">White Cloud Presbyterian Cemetery, Callaway County, Missouri. </text:p>
          </table:table-cell>
        </table:table-row>
      </table:table>
      <text:p text:style-name="IDS-Normal"/>
      <table:table table:name="three" table:style-name="IDS-IndTable">
        <table:table-column table:style-name="IDS-IndTable.A"/>
        <table:table-column table:style-name="IDS-IndTable.B"/>
        <table:table-row>
          <table:table-cell table:style-name="IDS-TableHead" table:value-type="string" table:number-columns-spanned="2">
            <text:p text:style-name="IDS-TableTitle">Marriages/Children</text:p>
          </table:table-cell>
        </table:table-row>
        <table:table-row>
          <table:table-cell table:style-name="IDS-NormalCell" table:value-type="string" table:number-columns-spanned="2">
            <text:p text:style-name="IDS-Spouse"><text:alphabetical-index-mark text:string-value="WEST, John Duval (1796-05-18 - 1881-06-19)"/>WEST, John Duval</text:p>
          </table:table-cell>
        </table:table-row>
        <table:table-row>
          <table:table-cell table:style-name="IDS-NormalCell" table:value-type="string">
            <text:p text:style-name="IDS-Normal">Marriage</text:p>
          </table:table-cell>
          <table:table-cell table:style-name="IDS-NormalCell" table:value-type="string">
            <text:p text:style-name="IDS-Normal">1819-10-21 in Nicholas County, Kentucky. </text:p>
          </table:table-cell>
        </table:table-row>
        <table:table-row>
          <table:table-cell table:style-name="IDS-NormalCell" table:value-type="string">
            <text:p text:style-name="IDS-Normal">Children</text:p>
          </table:table-cell>
          <table:table-cell table:style-name="IDS-ListCell" table:value-type="string">
            <text:p text:style-name="IDS-Normal"><text:alphabetical-index-mark text:string-value="WEST, Marine (1820-08-09 - 1825-02-04)"/>WEST, Marine</text:p>
            <text:p text:style-name="IDS-Normal"><text:alphabetical-index-mark text:string-value="WEST, Charlotte (1822-10-30 - 1844-06-23)"/>WEST, Charlotte</text:p>
            <text:p text:style-name="IDS-Normal"><text:alphabetical-index-mark text:string-value="WEST, Mary Elizabeth (1825-02-08 - 1862-11-21)"/>WEST, Mary Elizabeth</text:p>
            <text:p text:style-name="IDS-Normal"><text:alphabetical-index-mark text:string-value="WEST, John David (1827-09-14 - 1846-08-27)"/>WEST, John David</text:p>
            <text:p text:style-name="IDS-Normal"><text:alphabetical-index-mark text:string-value="WEST, America Jane (1830-10-22 - 1870-10-13)"/>WEST, America Jane</text:p>
          </table:table-cell>
        </table:table-row>
      </table:table>
      <text:p text:style-name="IDS-Normal"/>
      <table:table table:name="note" table:style-name="IDS-IndTable">
        <table:table-column table:style-name="IDS-IndTable.A"/>
        <table:table-column table:style-name="IDS-IndTable.B"/>
        <table:table-row>
          <table:table-cell table:style-name="IDS-TableHead" table:value-type="string" table:number-columns-spanned="2">
            <text:p text:style-name="IDS-TableTitle">Notes</text:p>
          </table:table-cell>
        </table:table-row>
        <table:table-row>
          <table:table-cell table:style-name="IDS-NormalCell" table:value-type="string" table:number-columns-spanned="2">
            <text:p text:style-name="IDS-Normal">Posted by Debbie on Fri, 17 Sep 1999</text:p>
            <text:p text:style-name="IDS-Normal">Surname: West, Summit</text:p>
            <text:p text:style-name="IDS-Normal">John Duval WEST was born 18 May 1796 in Bourbon Co., Kentucky. He was the son of Thomas WEST and Marjorie. John died 19 Jun 1881 in Callaway Co., Missouri, and was buried Jun 1881 in White CLoud Cem., Callaway Co., Missouri. He married (1) Christina SUMMIT 21 Oct 1819 in Nicholas CO., Kentucky. She was born 1796. She was the daughter of George SUMMIT and Rosannah GRAHAM. Christina died Oct 1830/1833 in Callaway Co., Missouri. They had 5 children: 1.Marine WEST, born 9 Aug 1820 in Bourbon Co., Kentucky, died in childhood 4 Feb 1825 in Bourbon Co., Kentucky. 2. Charlotte WEST, born 30 Oct 1822, died 23 Jun 1844. 3. Mary Elizabeth WEST, born 8 Feb 1825, died 21 Nov 1862. 4. John David WEST, born 14 Sep 1827, died 27 Aug 1846 in Callaway Co., Missouri, and was buried in White CLoud Cem., Callaway Co., Missouri. 5.America Jane WEST, born 22 Oct 1830, died 13 Oct 1870. John married (2) Sariath S. BOULDER 3 Apr 1831 in Bourbon Co., Kentucky. Sariath died 1832. John married (3) Mary "Nancy" BATTERTON 26 Feb 1833 in Bourbon Co., Kentucky. Mary died before 1834. John married (4) Elizabeth GLAVES 13 Feb 1834 in Callaway Co., Missouri. She was born in Kentucky. Elizabeth died before 1840 in Callaway Co., Missouri. They had 2 children: Margery Ann WEST, born 5 Feb 1835, died 4 Mar 1923. and Louisa Frances WEST, born 25 Sep 1837, died 2 Jun 1894. John married (5) Elizabeth NEWLAND 26 Nov 1840 in Callaway Co., Missouri. She was born 15 Aug 1815. Elizabeth died 27 Sep 1865 in Callaway Co., Missouri, and was buried in White CLoud Cem., Callaway Co., Missouri. They had 6 children: 1.Sarah A. WEST, born 26 Apr 1842 in Callaway Co., Missouri, died in infancy 4 Jul 1842 in Callaway Co., Missouri, and was buried in White CLoud Cem., Callaway Co., Missouri. 2.Thomas Benton WEST, born 4 Feb 1844 in Callaway Co., Missouri, died in infancy 16 Jan 1845 in Callaway Co., Missouri, and was buried in White CLoud Cem., Callaway Co., Missouri. 3, Aquilla Ringgold WEST, born 31 Oct 1846 in Callaway Co., Missouri, died in childhood 2 Feb 1849 in Callaway Co., Missouri, and was buried in White CLoud Cem., Callaway Co., Missouri. 4. Samuel Alvin WEST, born 16 Mar 1849, died 31 Jan 1933. 5.William Edwin WEST, born 24 Dec 1851 in Callaway Co., Missouri, died 22 Jul 1863 in Callaway Co., Missouri, and was buried in White CLoud Cem., Callaway Co., Missouri. 6.Dr. George Washington WEST, born 1858, died 1944.</text:p>
            <text:p text:style-name="IDS-Normal">[</text:p>
          </table:table-cell>
        </table:table-row>
      </table:table>
      <text:p text:style-name="IDS-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office:version="1.0">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IDS-TableTitle"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Arial" fo:font-size="12pt" fo:font-style="italic" fo:font-weight="bold"/>
    </style:style>
    <style:style style:name="IDS-Spouse"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Arial" fo:font-size="12pt" fo:font-weight="bold"/>
    </style:style>
    <style:style style:name="Endnotes-Source" style:family="paragraph" style:parent-style-name="Standard" style:class="text">
      <style:paragraph-properties fo:margin-left="0.75cm" fo:margin-right="0.00cm" fo:margin-top="0.00cm" fo:margin-bottom="0.212cm" fo:text-align="start" style:justify-single-word="false" fo:text-indent="-0.75cm" style:auto-text-indent="false"/>
      <style:text-properties fo:color="#000000" style:font-name="Times New Roman" fo:font-size="12pt"/>
    </style:style>
    <style:style style:name="Endnotes-Ref" style:family="paragraph" style:parent-style-name="Standard" style:class="text">
      <style:paragraph-properties fo:margin-left="1.50cm" fo:margin-right="0.00cm" fo:margin-top="0.00cm" fo:margin-bottom="0.212cm" fo:text-align="start" style:justify-single-word="false" fo:text-indent="0.00cm" style:auto-text-indent="false"/>
      <style:text-properties fo:color="#000000" style:font-name="Times New Roman" fo:font-size="12pt"/>
    </style:style>
    <style:style style:name="IDS-Title" style:family="paragraph" style:parent-style-name="Standard" style:class="text">
      <style:paragraph-properties fo:margin-left="0.00cm" fo:margin-right="0.00cm" fo:margin-top="0.00cm" fo:margin-bottom="0.212cm" fo:text-align="center" style:justify-single-word="false" fo:text-indent="0.00cm" style:auto-text-indent="false"/>
      <style:text-properties fo:color="#000000" style:font-name="Arial" fo:font-size="16pt" fo:font-weight="bold"/>
    </style:style>
    <style:style style:name="IDS-Normal"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Times New Roman" fo:font-size="12pt"/>
    </style:style>
    <style:style style:name="Endnotes-Header" style:family="paragraph" style:parent-style-name="Standard" style:class="text">
      <style:paragraph-properties fo:margin-left="0.00cm" fo:margin-right="0.00cm" fo:margin-top="0.00cm" fo:margin-bottom="0.212cm" fo:keep-with-next="always" fo:text-align="start" style:justify-single-word="false" fo:text-indent="0.00cm" style:auto-text-indent="false"/>
      <style:text-properties fo:color="#000000" style:font-name="Arial" fo:font-size="14pt" fo:font-style="italic"/>
    </styl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GRAMPS 3.1.3-1</meta:generator>
    <dc:title/>
    <dc:subject/>
    <dc:description/>
    <meta:initial-creator/>
    <meta:creation-date>2010-08-09T09:13:12</meta:creation-date>
    <dc:creator/>
    <dc:date>2010-08-09T09:13:12</dc:date>
    <dc:keyword/>
    <meta:print-date>0-00-00T00:00:00</meta:print-date>
    <dc:language>en-US</dc:language>
    <meta:editing-cycles>1</meta:editing-cycles>
    <meta:editing-duration>PT0S</meta:editing-duration>
    <meta:user-defined meta:name="Genealogical Research and Analysis Management Programming System">http://gramps-project.org</meta:user-defined>
    <meta:user-defined meta:name="Info 1"/>
    <meta:user-defined meta:name="Info 2"/>
    <meta:user-defined meta:name="Info 3"/>
  </office:meta>
</office:document-meta>
</file>